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D0000015994B7A64F5AF9871B.png" manifest:media-type="image/png"/>
  <manifest:file-entry manifest:full-path="Pictures/10000000000002D30000015E5990090C839636E9.png" manifest:media-type="image/png"/>
  <manifest:file-entry manifest:full-path="Pictures/10000000000002C7000001DB2645462CDDBB25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179cm" draw:z-index="0"><draw:image xlink:href="Pictures/10000000000002CD0000015994B7A64F5AF9871B.png" xlink:type="simple" xlink:show="embed" xlink:actuate="onLoad"/></draw:frame><draw:frame draw:style-name="fr2" draw:name="Image2" text:anchor-type="paragraph" svg:x="0cm" svg:y="8.035cm" svg:width="17cm" svg:height="8.229cm" draw:z-index="1"><draw:image xlink:href="Pictures/10000000000002D30000015E5990090C839636E9.png" xlink:type="simple" xlink:show="embed" xlink:actuate="onLoad"/></draw:frame><draw:frame draw:style-name="fr2" draw:name="Image3" text:anchor-type="paragraph" svg:x="-0.288cm" svg:y="14.203cm" svg:width="17cm" svg:height="11.356cm" draw:z-index="2"><draw:image xlink:href="Pictures/10000000000002C7000001DB2645462CDDBB25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44:24.805000000</meta:creation-date>
    <dc:date>2018-02-18T18:52:03.302000000</dc:date>
    <meta:editing-duration>PT7M3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